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MS Sans Serif" svg:font-family="MS Sans Serif" style:font-family-generic="swiss" style:font-pitch="variable"/>
    <style:font-face style:name="Arial" svg:font-family="Arial" style:font-family-generic="swiss" style:font-pitch="variable" svg:panose-1="2 11 6 4 2 2 2 2 2 4"/>
    <style:font-face style:name="Wingdings, Symbol" style:font-charset="x-symbol" svg:font-family="Wingdings, 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/>
    </style:style>
    <style:style style:name="P2" style:parent-style-name="Standard" style:family="paragraph">
      <style:text-properties style:font-name="Times New Roman"/>
    </style:style>
    <style:style style:name="P3" style:parent-style-name="Standard" style:family="paragraph">
      <style:text-properties style:font-name="Times New Roman"/>
    </style:style>
    <style:style style:name="T4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6" style:family="table-column">
      <style:table-column-properties style:column-width="0.5673in" style:use-optimal-column-width="false"/>
    </style:style>
    <style:style style:name="TableColumn7" style:family="table-column">
      <style:table-column-properties style:column-width="0.6013in" style:use-optimal-column-width="false"/>
    </style:style>
    <style:style style:name="Table5" style:family="table">
      <style:table-properties style:width="1.1687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end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Wingdings, Symbol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  <style:text-properties style:font-name="Times New Roma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end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Wingdings, Symbol"/>
    </style:style>
    <style:style style:name="TableCell20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style:font-name="Times New Roma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end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Wingdings, Symbol"/>
    </style:style>
    <style:style style:name="TableCell27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Times New Roma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Wingdings, Symbol"/>
    </style:style>
    <style:style style:name="TableCell34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Times New Roma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end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Wingdings, Symbol"/>
    </style:style>
    <style:style style:name="TableCell41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Times New Roma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end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Wingdings, Symbol"/>
    </style:style>
    <style:style style:name="TableCell48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Times New Roma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end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Wingdings, Symbol"/>
    </style:style>
    <style:style style:name="TableCell55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  <style:text-properties style:font-name="Times New Roma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end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Wingdings, Symbol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  <style:text-properties style:font-name="Times New Roman"/>
    </style:style>
    <style:style style:name="T64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66" style:family="table-column">
      <style:table-column-properties style:column-width="0.5673in" style:use-optimal-column-width="false"/>
    </style:style>
    <style:style style:name="TableColumn67" style:family="table-column">
      <style:table-column-properties style:column-width="0.6013in" style:use-optimal-column-width="false"/>
    </style:style>
    <style:style style:name="Table65" style:family="table">
      <style:table-properties style:width="1.1687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end"/>
      <style:text-properties style:font-name="Times New Roman"/>
    </style:style>
    <style:style style:name="TableCell71" style:family="table-cell">
      <style:table-cell-properties fo:border="0.0104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/>
      <style:text-properties style:font-name="Times New Roma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end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Wingdings, Symbol"/>
    </style:style>
    <style:style style:name="TableCell78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Times New Roma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end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Wingdings, Symbol"/>
    </style:style>
    <style:style style:name="TableCell85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86" style:parent-style-name="Standard" style:family="paragraph">
      <style:text-properties style:font-name="Times New Roma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end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Wingdings, Symbol"/>
    </style:style>
    <style:style style:name="TableCell92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93" style:parent-style-name="Standard" style:family="paragraph">
      <style:text-properties style:font-name="Times New Roma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end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Wingdings, Symbol"/>
    </style:style>
    <style:style style:name="TableCell99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style:font-name="Times New Roma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end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Wingdings, Symbol"/>
    </style:style>
    <style:style style:name="TableCell106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07" style:parent-style-name="Standard" style:family="paragraph">
      <style:text-properties style:font-name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end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Wingdings, Symbol"/>
    </style:style>
    <style:style style:name="TableCell113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  <style:text-properties style:font-name="Times New Roma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end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Wingdings, Symbol"/>
    </style:style>
    <style:style style:name="TableCell12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  <style:text-properties style:font-name="Times New Roman"/>
    </style:style>
    <style:style style:name="T122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124" style:family="table-column">
      <style:table-column-properties style:column-width="0.5673in" style:use-optimal-column-width="false"/>
    </style:style>
    <style:style style:name="TableColumn125" style:family="table-column">
      <style:table-column-properties style:column-width="0.6013in" style:use-optimal-column-width="false"/>
    </style:style>
    <style:style style:name="Table123" style:family="table">
      <style:table-properties style:width="1.1687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end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Wingdings, Symbol"/>
    </style:style>
    <style:style style:name="TableCell131" style:family="table-cell">
      <style:table-cell-properties fo:border="0.0104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/>
      <style:text-properties style:font-name="Times New Roma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end"/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Wingdings, Symbol"/>
    </style:style>
    <style:style style:name="TableCell138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/>
      <style:text-properties style:font-name="Times New Roma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end"/>
    </style:style>
    <style:style style:name="T143" style:parent-style-name="DefaultParagraphFont" style:family="text">
      <style:text-properties style:font-name="Times New Roman"/>
    </style:style>
    <style:style style:name="T144" style:parent-style-name="DefaultParagraphFont" style:family="text">
      <style:text-properties style:font-name="Wingdings, Symbol"/>
    </style:style>
    <style:style style:name="TableCell145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46" style:parent-style-name="Standard" style:family="paragraph">
      <style:text-properties style:font-name="Times New Roma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end"/>
    </style:style>
    <style:style style:name="T150" style:parent-style-name="DefaultParagraphFont" style:family="text">
      <style:text-properties style:font-name="Times New Roman"/>
    </style:style>
    <style:style style:name="T151" style:parent-style-name="DefaultParagraphFont" style:family="text">
      <style:text-properties style:font-name="Wingdings, Symbol"/>
    </style:style>
    <style:style style:name="TableCell152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style:font-name="Times New Roma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end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Wingdings, Symbol"/>
    </style:style>
    <style:style style:name="TableCell159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style:font-name="Times New Roma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end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Wingdings, Symbol"/>
    </style:style>
    <style:style style:name="TableCell166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/>
      <style:text-properties style:font-name="Times New Roma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end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Wingdings, Symbol"/>
    </style:style>
    <style:style style:name="TableCell173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style:font-name="Times New Roma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end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Wingdings, Symbol"/>
    </style:style>
    <style:style style:name="TableCell18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  <style:text-properties style:font-name="Times New Roman"/>
    </style:style>
    <style:style style:name="T182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184" style:family="table-column">
      <style:table-column-properties style:column-width="0.5673in" style:use-optimal-column-width="false"/>
    </style:style>
    <style:style style:name="TableColumn185" style:family="table-column">
      <style:table-column-properties style:column-width="0.6013in" style:use-optimal-column-width="false"/>
    </style:style>
    <style:style style:name="Table183" style:family="table">
      <style:table-properties style:width="1.1687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end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Wingdings, Symbol"/>
    </style:style>
    <style:style style:name="TableCell191" style:family="table-cell">
      <style:table-cell-properties fo:border="0.0104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style:font-name="Times New Roma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end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Wingdings, Symbol"/>
    </style:style>
    <style:style style:name="TableCell198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  <style:text-properties style:font-name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end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Wingdings, Symbol"/>
    </style:style>
    <style:style style:name="TableCell205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  <style:text-properties style:font-name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end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Wingdings, Symbol"/>
    </style:style>
    <style:style style:name="TableCell212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style:font-name="Times New Roma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end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Wingdings, Symbol"/>
    </style:style>
    <style:style style:name="TableCell219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/>
      <style:text-properties style:font-name="Times New Roma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end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Wingdings, Symbol"/>
    </style:style>
    <style:style style:name="TableCell226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27" style:parent-style-name="Standard" style:family="paragraph">
      <style:text-properties style:font-name="Times New Roma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end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Wingdings, Symbol"/>
    </style:style>
    <style:style style:name="TableCell233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  <style:text-properties style:font-name="Times New Roma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end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Wingdings, Symbol"/>
    </style:style>
    <style:style style:name="TableCell24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/>
      <style:text-properties style:font-name="Times New Roman"/>
    </style:style>
    <style:style style:name="T242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244" style:family="table-column">
      <style:table-column-properties style:column-width="0.5673in" style:use-optimal-column-width="false"/>
    </style:style>
    <style:style style:name="TableColumn245" style:family="table-column">
      <style:table-column-properties style:column-width="0.6013in" style:use-optimal-column-width="false"/>
    </style:style>
    <style:style style:name="Table243" style:family="table">
      <style:table-properties style:width="1.1687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end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Wingdings, Symbol"/>
    </style:style>
    <style:style style:name="TableCell251" style:family="table-cell">
      <style:table-cell-properties fo:border="0.0104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  <style:text-properties style:font-name="Times New Roma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end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Wingdings, Symbol"/>
    </style:style>
    <style:style style:name="TableCell258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  <style:text-properties style:font-name="Times New Roma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end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Wingdings, Symbol"/>
    </style:style>
    <style:style style:name="TableCell265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66" style:parent-style-name="Standard" style:family="paragraph">
      <style:text-properties style:font-name="Times New Roma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end"/>
    </style:style>
    <style:style style:name="T270" style:parent-style-name="DefaultParagraphFont" style:family="text">
      <style:text-properties style:font-name="Times New Roman"/>
    </style:style>
    <style:style style:name="T271" style:parent-style-name="DefaultParagraphFont" style:family="text">
      <style:text-properties style:font-name="Wingdings, Symbol"/>
    </style:style>
    <style:style style:name="TableCell272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style:snap-to-layout-grid="false"/>
      <style:text-properties style:font-name="Times New Roma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end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Wingdings, Symbol"/>
    </style:style>
    <style:style style:name="TableCell279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snap-to-layout-grid="false"/>
      <style:text-properties style:font-name="Times New Roma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end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Wingdings, Symbol"/>
    </style:style>
    <style:style style:name="TableCell286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style:snap-to-layout-grid="false"/>
      <style:text-properties style:font-name="Times New Roma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end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Wingdings, Symbol"/>
    </style:style>
    <style:style style:name="TableCell293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294" style:parent-style-name="Standard" style:family="paragraph">
      <style:text-properties style:font-name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end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Wingdings, Symbol"/>
    </style:style>
    <style:style style:name="TableCell30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style:snap-to-layout-grid="false"/>
      <style:text-properties style:font-name="Times New Roman"/>
    </style:style>
    <style:style style:name="P302" style:parent-style-name="Standard" style:family="paragraph">
      <style:text-properties style:font-name="Times New Roman"/>
    </style:style>
    <style:style style:name="P303" style:parent-style-name="Standard" style:family="paragraph">
      <style:text-properties style:font-name="Times New Roman"/>
    </style:style>
    <style:style style:name="P304" style:parent-style-name="Standard" style:family="paragraph">
      <style:text-properties style:font-name="Times New Roman"/>
    </style:style>
    <style:style style:name="P305" style:parent-style-name="Standard" style:family="paragraph">
      <style:text-properties style:font-name="Times New Roman"/>
    </style:style>
    <style:style style:name="P306" style:parent-style-name="Standard" style:family="paragraph">
      <style:text-properties style:font-name="Times New Roman"/>
    </style:style>
    <style:style style:name="P307" style:parent-style-name="Standard" style:family="paragraph">
      <style:text-properties style:font-name="Times New Roman"/>
    </style:style>
    <style:style style:name="P308" style:parent-style-name="Standard" style:family="paragraph">
      <style:text-properties style:font-name="Times New Roman"/>
    </style:style>
    <style:style style:name="P309" style:parent-style-name="Standard" style:family="paragraph">
      <style:text-properties style:font-name="Times New Roman"/>
    </style:style>
    <style:style style:name="P310" style:parent-style-name="Standard" style:family="paragraph">
      <style:text-properties style:font-name="Times New Roman"/>
    </style:style>
    <style:style style:name="P311" style:parent-style-name="Standard" style:family="paragraph">
      <style:text-properties style:font-name="Times New Roman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T314" style:parent-style-name="DefaultParagraphFont" style:family="text">
      <style:text-properties style:font-name="Times New Roman" style:text-position="super 65%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 style:text-position="super 65%"/>
    </style:style>
    <style:style style:name="T320" style:parent-style-name="DefaultParagraphFont" style:family="text">
      <style:text-properties style:font-name="Times New Roman"/>
    </style:style>
    <style:style style:name="P321" style:parent-style-name="Standard" style:family="paragraph">
      <style:text-properties style:font-name="Times New Roman"/>
    </style:style>
    <style:style style:name="T322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324" style:family="table-column">
      <style:table-column-properties style:column-width="0.7798in" style:use-optimal-column-width="false"/>
    </style:style>
    <style:style style:name="TableColumn325" style:family="table-column">
      <style:table-column-properties style:column-width="0.3972in" style:use-optimal-column-width="false"/>
    </style:style>
    <style:style style:name="TableColumn326" style:family="table-column">
      <style:table-column-properties style:column-width="0.434in" style:use-optimal-column-width="false"/>
    </style:style>
    <style:style style:name="TableColumn327" style:family="table-column">
      <style:table-column-properties style:column-width="0.409in" style:use-optimal-column-width="false"/>
    </style:style>
    <style:style style:name="TableColumn328" style:family="table-column">
      <style:table-column-properties style:column-width="0.409in" style:use-optimal-column-width="false"/>
    </style:style>
    <style:style style:name="TableColumn329" style:family="table-column">
      <style:table-column-properties style:column-width="0.409in" style:use-optimal-column-width="false"/>
    </style:style>
    <style:style style:name="TableColumn330" style:family="table-column">
      <style:table-column-properties style:column-width="0.4833in" style:use-optimal-column-width="false"/>
    </style:style>
    <style:style style:name="TableColumn331" style:family="table-column">
      <style:table-column-properties style:column-width="0.4833in" style:use-optimal-column-width="false"/>
    </style:style>
    <style:style style:name="TableColumn332" style:family="table-column">
      <style:table-column-properties style:column-width="0.4833in" style:use-optimal-column-width="false"/>
    </style:style>
    <style:style style:name="TableColumn333" style:family="table-column">
      <style:table-column-properties style:column-width="0.5201in" style:use-optimal-column-width="false"/>
    </style:style>
    <style:style style:name="TableColumn334" style:family="table-column">
      <style:table-column-properties style:column-width="0.3972in" style:use-optimal-column-width="false"/>
    </style:style>
    <style:style style:name="Table323" style:family="table">
      <style:table-properties style:width="5.2055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P337" style:parent-style-name="Standard" style:family="paragraph">
      <style:text-properties style:font-name="Times New Roman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 style:text-position="super 65%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 style:text-position="super 65%"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 style:text-position="super 65%"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 style:text-position="super 65%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 style:text-position="super 65%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 style:text-position="super 65%"/>
    </style:style>
    <style:style style:name="TableCell356" style:family="table-cell">
      <style:table-cell-properties fo:border="none" style:writing-mode="lr-tb" fo:padding-top="0in" fo:padding-left="0.075in" fo:padding-bottom="0in" fo:padding-right="0.075i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 style:text-position="super 65%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 style:text-position="super 65%"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T363" style:parent-style-name="DefaultParagraphFont" style:family="text">
      <style:text-properties style:font-name="Times New Roman"/>
    </style:style>
    <style:style style:name="T364" style:parent-style-name="DefaultParagraphFont" style:family="text">
      <style:text-properties style:font-name="Times New Roman" style:text-position="super 65%"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 style:text-position="super 65%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Standard" style:family="paragraph">
      <style:text-properties style:font-name="Times New Roman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Standard" style:family="paragraph">
      <style:text-properties style:font-name="Times New Roman"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Standard" style:family="paragraph">
      <style:text-properties style:font-name="Times New Roman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P376" style:parent-style-name="Standard" style:family="paragraph">
      <style:text-properties style:font-name="Times New Roman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Standard" style:family="paragraph">
      <style:text-properties style:font-name="Times New Roman"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Standard" style:family="paragraph">
      <style:text-properties style:font-name="Times New Roman"/>
    </style:style>
    <style:style style:name="TableCell381" style:family="table-cell">
      <style:table-cell-properties fo:border="none" style:writing-mode="lr-tb" fo:padding-top="0in" fo:padding-left="0.075in" fo:padding-bottom="0in" fo:padding-right="0.075in"/>
    </style:style>
    <style:style style:name="P382" style:parent-style-name="Standard" style:family="paragraph">
      <style:paragraph-properties style:snap-to-layout-grid="false"/>
      <style:text-properties style:font-name="Times New Roman"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style:snap-to-layout-grid="false"/>
      <style:text-properties style:font-name="Times New Roman"/>
    </style:style>
    <style:style style:name="TableCell385" style:family="table-cell">
      <style:table-cell-properties fo:border="none" style:writing-mode="lr-tb" fo:padding-top="0in" fo:padding-left="0.075in" fo:padding-bottom="0in" fo:padding-right="0.075in"/>
    </style:style>
    <style:style style:name="P386" style:parent-style-name="Standard" style:family="paragraph">
      <style:paragraph-properties style:snap-to-layout-grid="false"/>
      <style:text-properties style:font-name="Times New Roman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style:snap-to-layout-grid="false"/>
      <style:text-properties style:font-name="Times New Roma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Standard" style:family="paragraph">
      <style:paragraph-properties style:snap-to-layout-grid="false"/>
      <style:text-properties style:font-name="Times New Roman"/>
    </style:style>
    <style:style style:name="T391" style:parent-style-name="DefaultParagraphFont" style:family="text">
      <style:text-properties style:font-name="Times New Roman"/>
    </style:style>
    <style:style style:name="P392" style:parent-style-name="Standard" style:family="paragraph">
      <style:text-properties style:font-name="Times New Roman"/>
    </style:style>
    <style:style style:name="P393" style:parent-style-name="Standard" style:family="paragraph">
      <style:text-properties style:font-name="Times New Roman"/>
    </style:style>
    <style:style style:name="T394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396" style:family="table-column">
      <style:table-column-properties style:column-width="0.7798in" style:use-optimal-column-width="false"/>
    </style:style>
    <style:style style:name="TableColumn397" style:family="table-column">
      <style:table-column-properties style:column-width="0.3972in" style:use-optimal-column-width="false"/>
    </style:style>
    <style:style style:name="TableColumn398" style:family="table-column">
      <style:table-column-properties style:column-width="0.434in" style:use-optimal-column-width="false"/>
    </style:style>
    <style:style style:name="TableColumn399" style:family="table-column">
      <style:table-column-properties style:column-width="0.409in" style:use-optimal-column-width="false"/>
    </style:style>
    <style:style style:name="TableColumn400" style:family="table-column">
      <style:table-column-properties style:column-width="0.409in" style:use-optimal-column-width="false"/>
    </style:style>
    <style:style style:name="TableColumn401" style:family="table-column">
      <style:table-column-properties style:column-width="0.409in" style:use-optimal-column-width="false"/>
    </style:style>
    <style:style style:name="TableColumn402" style:family="table-column">
      <style:table-column-properties style:column-width="0.4833in" style:use-optimal-column-width="false"/>
    </style:style>
    <style:style style:name="TableColumn403" style:family="table-column">
      <style:table-column-properties style:column-width="0.4833in" style:use-optimal-column-width="false"/>
    </style:style>
    <style:style style:name="TableColumn404" style:family="table-column">
      <style:table-column-properties style:column-width="0.4833in" style:use-optimal-column-width="false"/>
    </style:style>
    <style:style style:name="TableColumn405" style:family="table-column">
      <style:table-column-properties style:column-width="0.5201in" style:use-optimal-column-width="false"/>
    </style:style>
    <style:style style:name="TableColumn406" style:family="table-column">
      <style:table-column-properties style:column-width="0.3972in" style:use-optimal-column-width="false"/>
    </style:style>
    <style:style style:name="Table395" style:family="table">
      <style:table-properties style:width="5.2055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style:writing-mode="lr-tb" fo:padding-top="0in" fo:padding-left="0.075in" fo:padding-bottom="0in" fo:padding-right="0.075in"/>
    </style:style>
    <style:style style:name="P409" style:parent-style-name="Standard" style:family="paragraph">
      <style:text-properties style:font-name="Times New Roman"/>
    </style:style>
    <style:style style:name="TableCell410" style:family="table-cell">
      <style:table-cell-properties fo:border="none" style:writing-mode="lr-tb" fo:padding-top="0in" fo:padding-left="0.075in" fo:padding-bottom="0in" fo:padding-right="0.075in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 style:text-position="super 65%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 style:text-position="super 65%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T417" style:parent-style-name="DefaultParagraphFont" style:family="text">
      <style:text-properties style:font-name="Times New Roman"/>
    </style:style>
    <style:style style:name="T418" style:parent-style-name="DefaultParagraphFont" style:family="text">
      <style:text-properties style:font-name="Times New Roman" style:text-position="super 65%"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 style:text-position="super 65%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 style:text-position="super 65%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T426" style:parent-style-name="DefaultParagraphFont" style:family="text">
      <style:text-properties style:font-name="Times New Roman"/>
    </style:style>
    <style:style style:name="T427" style:parent-style-name="DefaultParagraphFont" style:family="text">
      <style:text-properties style:font-name="Times New Roman" style:text-position="super 65%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T429" style:parent-style-name="DefaultParagraphFont" style:family="text">
      <style:text-properties style:font-name="Times New Roman"/>
    </style:style>
    <style:style style:name="T430" style:parent-style-name="DefaultParagraphFont" style:family="text">
      <style:text-properties style:font-name="Times New Roman" style:text-position="super 65%"/>
    </style:style>
    <style:style style:name="TableCell431" style:family="table-cell">
      <style:table-cell-properties fo:border="none" style:writing-mode="lr-tb" fo:padding-top="0in" fo:padding-left="0.075in" fo:padding-bottom="0in" fo:padding-right="0.075in"/>
    </style:style>
    <style:style style:name="T432" style:parent-style-name="DefaultParagraphFont" style:family="text">
      <style:text-properties style:font-name="Times New Roman"/>
    </style:style>
    <style:style style:name="T433" style:parent-style-name="DefaultParagraphFont" style:family="text">
      <style:text-properties style:font-name="Times New Roman" style:text-position="super 65%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 style:text-position="super 65%"/>
    </style:style>
    <style:style style:name="TableCell437" style:family="table-cell">
      <style:table-cell-properties fo:border="none" style:writing-mode="lr-tb" fo:padding-top="0in" fo:padding-left="0.075in" fo:padding-bottom="0in" fo:padding-right="0.075in"/>
    </style:style>
    <style:style style:name="T438" style:parent-style-name="DefaultParagraphFont" style:family="text">
      <style:text-properties style:font-name="Times New Roman"/>
    </style:style>
    <style:style style:name="T439" style:parent-style-name="DefaultParagraphFont" style:family="text">
      <style:text-properties style:font-name="Times New Roman" style:text-position="super 65%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none" style:writing-mode="lr-tb" fo:padding-top="0in" fo:padding-left="0.075in" fo:padding-bottom="0in" fo:padding-right="0.075in"/>
    </style:style>
    <style:style style:name="P442" style:parent-style-name="Standard" style:family="paragraph">
      <style:text-properties style:font-name="Times New Roman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P444" style:parent-style-name="Standard" style:family="paragraph">
      <style:text-properties style:font-name="Times New Roman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Standard" style:family="paragraph">
      <style:text-properties style:font-name="Times New Roman"/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P448" style:parent-style-name="Standard" style:family="paragraph">
      <style:text-properties style:font-name="Times New Roman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P450" style:parent-style-name="Standard" style:family="paragraph">
      <style:text-properties style:font-name="Times New Roman"/>
    </style:style>
    <style:style style:name="TableCell451" style:family="table-cell">
      <style:table-cell-properties fo:border="none" style:writing-mode="lr-tb" fo:padding-top="0in" fo:padding-left="0.075in" fo:padding-bottom="0in" fo:padding-right="0.075in"/>
    </style:style>
    <style:style style:name="P452" style:parent-style-name="Standard" style:family="paragraph">
      <style:text-properties style:font-name="Times New Roman"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/>
      <style:text-properties style:font-name="Times New Roman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/>
      <style:text-properties style:font-name="Times New Roman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/>
      <style:text-properties style:font-name="Times New Roman"/>
    </style:style>
    <style:style style:name="TableCell459" style:family="table-cell">
      <style:table-cell-properties fo:border="none" style:writing-mode="lr-tb" fo:padding-top="0in" fo:padding-left="0.075in" fo:padding-bottom="0in" fo:padding-right="0.075in"/>
    </style:style>
    <style:style style:name="P460" style:parent-style-name="Standard" style:family="paragraph">
      <style:paragraph-properties style:snap-to-layout-grid="false"/>
      <style:text-properties style:font-name="Times New Roman"/>
    </style:style>
    <style:style style:name="TableCell461" style:family="table-cell">
      <style:table-cell-properties fo:border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style:snap-to-layout-grid="false"/>
      <style:text-properties style:font-name="Times New Roman"/>
    </style:style>
    <style:style style:name="T463" style:parent-style-name="DefaultParagraphFont" style:family="text">
      <style:text-properties style:font-name="Times New Roman"/>
    </style:style>
    <style:style style:name="P464" style:parent-style-name="Standard" style:family="paragraph">
      <style:text-properties style:font-name="Times New Roman"/>
    </style:style>
    <style:style style:name="P465" style:parent-style-name="Standard" style:family="paragraph">
      <style:text-properties style:font-name="Times New Roman"/>
    </style:style>
    <style:style style:name="T466" style:parent-style-name="DefaultParagraphFont" style:family="text">
      <style:text-properties style:font-name="Times New Roman" fo:language="en" fo:country="GB" style:language-asian="en" style:country-asian="GB" style:language-complex="th" style:country-complex="TH"/>
    </style:style>
    <style:style style:name="TableColumn468" style:family="table-column">
      <style:table-column-properties style:column-width="0.7798in" style:use-optimal-column-width="false"/>
    </style:style>
    <style:style style:name="TableColumn469" style:family="table-column">
      <style:table-column-properties style:column-width="0.3972in" style:use-optimal-column-width="false"/>
    </style:style>
    <style:style style:name="TableColumn470" style:family="table-column">
      <style:table-column-properties style:column-width="0.434in" style:use-optimal-column-width="false"/>
    </style:style>
    <style:style style:name="TableColumn471" style:family="table-column">
      <style:table-column-properties style:column-width="0.409in" style:use-optimal-column-width="false"/>
    </style:style>
    <style:style style:name="TableColumn472" style:family="table-column">
      <style:table-column-properties style:column-width="0.409in" style:use-optimal-column-width="false"/>
    </style:style>
    <style:style style:name="TableColumn473" style:family="table-column">
      <style:table-column-properties style:column-width="0.409in" style:use-optimal-column-width="false"/>
    </style:style>
    <style:style style:name="TableColumn474" style:family="table-column">
      <style:table-column-properties style:column-width="0.4833in" style:use-optimal-column-width="false"/>
    </style:style>
    <style:style style:name="TableColumn475" style:family="table-column">
      <style:table-column-properties style:column-width="0.4833in" style:use-optimal-column-width="false"/>
    </style:style>
    <style:style style:name="TableColumn476" style:family="table-column">
      <style:table-column-properties style:column-width="0.4833in" style:use-optimal-column-width="false"/>
    </style:style>
    <style:style style:name="TableColumn477" style:family="table-column">
      <style:table-column-properties style:column-width="0.5201in" style:use-optimal-column-width="false"/>
    </style:style>
    <style:style style:name="TableColumn478" style:family="table-column">
      <style:table-column-properties style:column-width="0.3972in" style:use-optimal-column-width="false"/>
    </style:style>
    <style:style style:name="Table467" style:family="table">
      <style:table-properties style:width="5.2055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none" style:writing-mode="lr-tb" fo:padding-top="0in" fo:padding-left="0.075in" fo:padding-bottom="0in" fo:padding-right="0.075in"/>
    </style:style>
    <style:style style:name="P481" style:parent-style-name="Standard" style:family="paragraph">
      <style:text-properties style:font-name="Times New Roman"/>
    </style:style>
    <style:style style:name="TableCell482" style:family="table-cell">
      <style:table-cell-properties fo:border="none" style:writing-mode="lr-tb" fo:padding-top="0in" fo:padding-left="0.075in" fo:padding-bottom="0in" fo:padding-right="0.075in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 style:text-position="super 65%"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 style:text-position="super 65%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T489" style:parent-style-name="DefaultParagraphFont" style:family="text">
      <style:text-properties style:font-name="Times New Roman"/>
    </style:style>
    <style:style style:name="T490" style:parent-style-name="DefaultParagraphFont" style:family="text">
      <style:text-properties style:font-name="Times New Roman" style:text-position="super 65%"/>
    </style:style>
    <style:style style:name="TableCell491" style:family="table-cell">
      <style:table-cell-properties fo:border="none" style:writing-mode="lr-tb" fo:padding-top="0in" fo:padding-left="0.075in" fo:padding-bottom="0in" fo:padding-right="0.075in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 style:text-position="super 65%"/>
    </style:style>
    <style:style style:name="TableCell494" style:family="table-cell">
      <style:table-cell-properties fo:border="none" style:writing-mode="lr-tb" fo:padding-top="0in" fo:padding-left="0.075in" fo:padding-bottom="0in" fo:padding-right="0.075in"/>
    </style:style>
    <style:style style:name="T495" style:parent-style-name="DefaultParagraphFont" style:family="text">
      <style:text-properties style:font-name="Times New Roman"/>
    </style:style>
    <style:style style:name="T496" style:parent-style-name="DefaultParagraphFont" style:family="text">
      <style:text-properties style:font-name="Times New Roman" style:text-position="super 65%"/>
    </style:style>
    <style:style style:name="TableCell497" style:family="table-cell">
      <style:table-cell-properties fo:border="none" style:writing-mode="lr-tb" fo:padding-top="0in" fo:padding-left="0.075in" fo:padding-bottom="0in" fo:padding-right="0.075in"/>
    </style:style>
    <style:style style:name="T498" style:parent-style-name="DefaultParagraphFont" style:family="text">
      <style:text-properties style:font-name="Times New Roman"/>
    </style:style>
    <style:style style:name="T499" style:parent-style-name="DefaultParagraphFont" style:family="text">
      <style:text-properties style:font-name="Times New Roman" style:text-position="super 65%"/>
    </style:style>
    <style:style style:name="TableCell500" style:family="table-cell">
      <style:table-cell-properties fo:border="none" style:writing-mode="lr-tb" fo:padding-top="0in" fo:padding-left="0.075in" fo:padding-bottom="0in" fo:padding-right="0.075in"/>
    </style:style>
    <style:style style:name="T501" style:parent-style-name="DefaultParagraphFont" style:family="text">
      <style:text-properties style:font-name="Times New Roman"/>
    </style:style>
    <style:style style:name="T502" style:parent-style-name="DefaultParagraphFont" style:family="text">
      <style:text-properties style:font-name="Times New Roman" style:text-position="super 65%"/>
    </style:style>
    <style:style style:name="TableCell503" style:family="table-cell">
      <style:table-cell-properties fo:border="none" style:writing-mode="lr-tb" fo:padding-top="0in" fo:padding-left="0.075in" fo:padding-bottom="0in" fo:padding-right="0.075in"/>
    </style:style>
    <style:style style:name="T504" style:parent-style-name="DefaultParagraphFont" style:family="text">
      <style:text-properties style:font-name="Times New Roman"/>
    </style:style>
    <style:style style:name="T505" style:parent-style-name="DefaultParagraphFont" style:family="text">
      <style:text-properties style:font-name="Times New Roman" style:text-position="super 65%"/>
    </style:style>
    <style:style style:name="TableCell506" style:family="table-cell">
      <style:table-cell-properties fo:border="none" style:writing-mode="lr-tb" fo:padding-top="0in" fo:padding-left="0.075in" fo:padding-bottom="0in" fo:padding-right="0.075in"/>
    </style:style>
    <style:style style:name="T507" style:parent-style-name="DefaultParagraphFont" style:family="text">
      <style:text-properties style:font-name="Times New Roman"/>
    </style:style>
    <style:style style:name="T508" style:parent-style-name="DefaultParagraphFont" style:family="text">
      <style:text-properties style:font-name="Times New Roman" style:text-position="super 65%"/>
    </style:style>
    <style:style style:name="TableCell509" style:family="table-cell">
      <style:table-cell-properties fo:border="none" style:writing-mode="lr-tb" fo:padding-top="0in" fo:padding-left="0.075in" fo:padding-bottom="0in" fo:padding-right="0.075in"/>
    </style:style>
    <style:style style:name="T510" style:parent-style-name="DefaultParagraphFont" style:family="text">
      <style:text-properties style:font-name="Times New Roman"/>
    </style:style>
    <style:style style:name="T511" style:parent-style-name="DefaultParagraphFont" style:family="text">
      <style:text-properties style:font-name="Times New Roman" style:text-position="super 65%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none" style:writing-mode="lr-tb" fo:padding-top="0in" fo:padding-left="0.075in" fo:padding-bottom="0in" fo:padding-right="0.075in"/>
    </style:style>
    <style:style style:name="P514" style:parent-style-name="Standard" style:family="paragraph">
      <style:text-properties style:font-name="Times New Roman"/>
    </style:style>
    <style:style style:name="TableCell515" style:family="table-cell">
      <style:table-cell-properties fo:border="none" style:writing-mode="lr-tb" fo:padding-top="0in" fo:padding-left="0.075in" fo:padding-bottom="0in" fo:padding-right="0.075in"/>
    </style:style>
    <style:style style:name="P516" style:parent-style-name="Standard" style:family="paragraph">
      <style:text-properties style:font-name="Times New Roman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Standard" style:family="paragraph">
      <style:text-properties style:font-name="Times New Roman"/>
    </style:style>
    <style:style style:name="TableCell519" style:family="table-cell">
      <style:table-cell-properties fo:border="none" style:writing-mode="lr-tb" fo:padding-top="0in" fo:padding-left="0.075in" fo:padding-bottom="0in" fo:padding-right="0.075in"/>
    </style:style>
    <style:style style:name="P520" style:parent-style-name="Standard" style:family="paragraph">
      <style:text-properties style:font-name="Times New Roman"/>
    </style:style>
    <style:style style:name="TableCell521" style:family="table-cell">
      <style:table-cell-properties fo:border="none" style:writing-mode="lr-tb" fo:padding-top="0in" fo:padding-left="0.075in" fo:padding-bottom="0in" fo:padding-right="0.075in"/>
    </style:style>
    <style:style style:name="P522" style:parent-style-name="Standard" style:family="paragraph">
      <style:text-properties style:font-name="Times New Roman"/>
    </style:style>
    <style:style style:name="TableCell523" style:family="table-cell">
      <style:table-cell-properties fo:border="none" style:writing-mode="lr-tb" fo:padding-top="0in" fo:padding-left="0.075in" fo:padding-bottom="0in" fo:padding-right="0.075in"/>
    </style:style>
    <style:style style:name="P524" style:parent-style-name="Standard" style:family="paragraph">
      <style:text-properties style:font-name="Times New Roman"/>
    </style:style>
    <style:style style:name="TableCell525" style:family="table-cell">
      <style:table-cell-properties fo:border="none" style:writing-mode="lr-tb" fo:padding-top="0in" fo:padding-left="0.075in" fo:padding-bottom="0in" fo:padding-right="0.075in"/>
    </style:style>
    <style:style style:name="P526" style:parent-style-name="Standard" style:family="paragraph">
      <style:paragraph-properties style:snap-to-layout-grid="false"/>
      <style:text-properties style:font-name="Times New Roman"/>
    </style:style>
    <style:style style:name="TableCell527" style:family="table-cell">
      <style:table-cell-properties fo:border="none" style:writing-mode="lr-tb" fo:padding-top="0in" fo:padding-left="0.075in" fo:padding-bottom="0in" fo:padding-right="0.075in"/>
    </style:style>
    <style:style style:name="P528" style:parent-style-name="Standard" style:family="paragraph">
      <style:paragraph-properties style:snap-to-layout-grid="false"/>
      <style:text-properties style:font-name="Times New Roman"/>
    </style:style>
    <style:style style:name="TableCell529" style:family="table-cell">
      <style:table-cell-properties fo:border="none" style:writing-mode="lr-tb" fo:padding-top="0in" fo:padding-left="0.075in" fo:padding-bottom="0in" fo:padding-right="0.075in"/>
    </style:style>
    <style:style style:name="P530" style:parent-style-name="Standard" style:family="paragraph">
      <style:paragraph-properties style:snap-to-layout-grid="false"/>
      <style:text-properties style:font-name="Times New Roman"/>
    </style:style>
    <style:style style:name="TableCell531" style:family="table-cell">
      <style:table-cell-properties fo:border="none" style:writing-mode="lr-tb" fo:padding-top="0in" fo:padding-left="0.075in" fo:padding-bottom="0in" fo:padding-right="0.075in"/>
    </style:style>
    <style:style style:name="P532" style:parent-style-name="Standard" style:family="paragraph">
      <style:paragraph-properties style:snap-to-layout-grid="false"/>
      <style:text-properties style:font-name="Times New Roman"/>
    </style:style>
    <style:style style:name="TableCell533" style:family="table-cell">
      <style:table-cell-properties fo:border="none" style:writing-mode="lr-tb" fo:padding-top="0in" fo:padding-left="0.075in" fo:padding-bottom="0in" fo:padding-right="0.075in"/>
    </style:style>
    <style:style style:name="P534" style:parent-style-name="Standard" style:family="paragraph">
      <style:paragraph-properties style:snap-to-layout-grid="false"/>
      <style:text-properties style:font-name="Times New Roman"/>
    </style:style>
    <style:style style:name="T535" style:parent-style-name="DefaultParagraphFont" style:family="text">
      <style:text-properties style:font-name="Times New Roman"/>
    </style:style>
    <style:style style:name="P536" style:parent-style-name="Standard" style:family="paragraph">
      <style:text-properties style:font-name="Times New Roman"/>
    </style:style>
    <style:style style:name="P537" style:parent-style-name="Standard" style:family="paragraph">
      <style:text-properties style:font-name="Times New Roman"/>
    </style:style>
    <style:style style:name="P538" style:parent-style-name="Standard" style:family="paragraph">
      <style:text-properties style:font-name="Times New Roman"/>
    </style:style>
    <style:style style:name="P539" style:parent-style-name="Standard" style:family="paragraph">
      <style:text-properties style:font-name="Times New Roman"/>
    </style:style>
    <style:style style:name="P540" style:parent-style-name="Standard" style:family="paragraph">
      <style:text-properties style:font-name="Times New Roman"/>
    </style:style>
    <style:style style:name="P541" style:parent-style-name="Standard" style:family="paragraph">
      <style:text-properties style:font-name="Times New Roman"/>
    </style:style>
    <style:style style:name="P542" style:parent-style-name="Standard" style:family="paragraph">
      <style:text-properties style:font-name="Times New Roman"/>
    </style:style>
    <style:style style:name="P543" style:parent-style-name="Standard" style:family="paragraph">
      <style:text-properties style:font-name="Times New Roman"/>
    </style:style>
    <style:style style:name="P544" style:parent-style-name="Standard" style:family="paragraph">
      <style:text-properties style:font-name="Times New Roman"/>
    </style:style>
    <style:style style:name="P545" style:parent-style-name="Standard" style:family="paragraph">
      <style:text-properties style:font-name="Times New Roman"/>
    </style:style>
    <style:style style:name="P546" style:parent-style-name="Standard" style:family="paragraph">
      <style:text-properties style:font-name="Times New Roman"/>
    </style:style>
    <style:style style:name="P547" style:parent-style-name="Standard" style:family="paragraph">
      <style:text-properties style:font-name="Times New Roman"/>
    </style:style>
    <style:style style:name="P548" style:parent-style-name="Standard" style:family="paragraph">
      <style:text-properties style:font-name="Times New Roman"/>
    </style:style>
    <style:style style:name="P549" style:parent-style-name="Standard" style:family="paragraph">
      <style:text-properties style:font-name="Times New Roman"/>
    </style:style>
    <style:style style:name="P550" style:parent-style-name="Standard" style:family="paragraph">
      <style:text-properties style:font-name="Times New Roman"/>
    </style:style>
    <style:style style:name="P551" style:parent-style-name="Standard" style:family="paragraph">
      <style:text-properties style:font-name="Times New Roman"/>
    </style:style>
    <style:style style:family="graphic" style:name="a6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Tables and Sequences</text:p>
      <text:p text:style-name="P2"/>
      <text:p text:style-name="P3">1) Each of the following tables is based on a rule “x →<text:s/>ax<text:s/>±<text:s text:c="2"/>b”, where a and b are certain numbers which you need to work out. Copy and complete each table.</text:p>
      <text:p text:style-name="Standard"><text:span text:style-name="T4"><draw:frame draw:z-index="251658240" draw:id="id0" draw:style-name="a0" draw:name="Frame1" text:anchor-type="paragraph" svg:x="1.86929in" svg:y="0.17087in" svg:width="1.16875in" svg:height="0.14514in" style:rel-width="scale" style:rel-height="scale"><draw:text-box><table:table table:style-name="Table5"><table:table-columns><table:table-column table:style-name="TableColumn6"/><table:table-column table:style-name="TableColumn7"/></table:table-columns><table:table-row table:style-name="TableRow8"><table:table-cell table:style-name="TableCell9"><text:p text:style-name="P10"><text:span text:style-name="T11">x<text:s/></text:span><text:span text:style-name="T12">→</text:span></text:p></table:table-cell><table:table-cell table:style-name="TableCell13"><text:p text:style-name="P14"/></table:table-cell></table:table-row><table:table-row table:style-name="TableRow15"><table:table-cell table:style-name="TableCell16"><text:p text:style-name="P17"><text:span text:style-name="T18">0<text:s/></text:span><text:span text:style-name="T19">→</text:span></text:p></table:table-cell><table:table-cell table:style-name="TableCell20"><text:p text:style-name="P21"/></table:table-cell></table:table-row><table:table-row table:style-name="TableRow22"><table:table-cell table:style-name="TableCell23"><text:p text:style-name="P24"><text:span text:style-name="T25">1<text:s/></text:span><text:span text:style-name="T26">→</text:span></text:p></table:table-cell><table:table-cell table:style-name="TableCell27"><text:p text:style-name="P28">1</text:p></table:table-cell></table:table-row><table:table-row table:style-name="TableRow29"><table:table-cell table:style-name="TableCell30"><text:p text:style-name="P31"><text:span text:style-name="T32">2<text:s/></text:span><text:span text:style-name="T33">→</text:span></text:p></table:table-cell><table:table-cell table:style-name="TableCell34"><text:p text:style-name="P35">7</text:p></table:table-cell></table:table-row><table:table-row table:style-name="TableRow36"><table:table-cell table:style-name="TableCell37"><text:p text:style-name="P38"><text:span text:style-name="T39">3<text:s/></text:span><text:span text:style-name="T40">→</text:span></text:p></table:table-cell><table:table-cell table:style-name="TableCell41"><text:p text:style-name="P42">13</text:p></table:table-cell></table:table-row><table:table-row table:style-name="TableRow43"><table:table-cell table:style-name="TableCell44"><text:p text:style-name="P45"><text:span text:style-name="T46">5<text:s/></text:span><text:span text:style-name="T47">→</text:span></text:p></table:table-cell><table:table-cell table:style-name="TableCell48"><text:p text:style-name="P49"/></table:table-cell></table:table-row><table:table-row table:style-name="TableRow50"><table:table-cell table:style-name="TableCell51"><text:p text:style-name="P52"><text:span text:style-name="T53">10<text:s/></text:span><text:span text:style-name="T54">→</text:span></text:p></table:table-cell><table:table-cell table:style-name="TableCell55"><text:p text:style-name="P56"/></table:table-cell></table:table-row><table:table-row table:style-name="TableRow57"><table:table-cell table:style-name="TableCell58"><text:p text:style-name="P59"><text:span text:style-name="T60">100<text:s/></text:span><text:span text:style-name="T61">→</text:span></text:p></table:table-cell><table:table-cell table:style-name="TableCell62"><text:p text:style-name="P63"/></table:table-cell></table:table-row></table:table><text:p text:style-name="Normal"/></draw:text-box><svg:title/><svg:desc/></draw:frame></text:span></text:p>
      <text:p text:style-name="Standard"><text:span text:style-name="T64"><draw:frame draw:z-index="251659264" draw:id="id1" draw:style-name="a1" draw:name="Frame2" text:anchor-type="paragraph" svg:x="-0.07992in" svg:y="0.00079in" svg:width="1.16875in" svg:height="0.14514in" style:rel-width="scale" style:rel-height="scale"><draw:text-box><table:table table:style-name="Table65"><table:table-columns><table:table-column table:style-name="TableColumn66"/><table:table-column table:style-name="TableColumn67"/></table:table-columns><table:table-row table:style-name="TableRow68"><table:table-cell table:style-name="TableCell69"><text:p text:style-name="P70">x<text:s/>→</text:p></table:table-cell><table:table-cell table:style-name="TableCell71"><text:p text:style-name="P72"/></table:table-cell></table:table-row><table:table-row table:style-name="TableRow73"><table:table-cell table:style-name="TableCell74"><text:p text:style-name="P75"><text:span text:style-name="T76">0<text:s/></text:span><text:span text:style-name="T77">→</text:span></text:p></table:table-cell><table:table-cell table:style-name="TableCell78"><text:p text:style-name="P79">5</text:p></table:table-cell></table:table-row><table:table-row table:style-name="TableRow80"><table:table-cell table:style-name="TableCell81"><text:p text:style-name="P82"><text:span text:style-name="T83">1<text:s/></text:span><text:span text:style-name="T84">→</text:span></text:p></table:table-cell><table:table-cell table:style-name="TableCell85"><text:p text:style-name="P86">7</text:p></table:table-cell></table:table-row><table:table-row table:style-name="TableRow87"><table:table-cell table:style-name="TableCell88"><text:p text:style-name="P89"><text:span text:style-name="T90">2<text:s/></text:span><text:span text:style-name="T91">→</text:span></text:p></table:table-cell><table:table-cell table:style-name="TableCell92"><text:p text:style-name="P93">9</text:p></table:table-cell></table:table-row><table:table-row table:style-name="TableRow94"><table:table-cell table:style-name="TableCell95"><text:p text:style-name="P96"><text:span text:style-name="T97">3<text:s/></text:span><text:span text:style-name="T98">→</text:span></text:p></table:table-cell><table:table-cell table:style-name="TableCell99"><text:p text:style-name="P100"/></table:table-cell></table:table-row><table:table-row table:style-name="TableRow101"><table:table-cell table:style-name="TableCell102"><text:p text:style-name="P103"><text:span text:style-name="T104">5<text:s/></text:span><text:span text:style-name="T105">→</text:span></text:p></table:table-cell><table:table-cell table:style-name="TableCell106"><text:p text:style-name="P107">15</text:p></table:table-cell></table:table-row><table:table-row table:style-name="TableRow108"><table:table-cell table:style-name="TableCell109"><text:p text:style-name="P110"><text:span text:style-name="T111">10<text:s/></text:span><text:span text:style-name="T112">→</text:span></text:p></table:table-cell><table:table-cell table:style-name="TableCell113"><text:p text:style-name="P114"/></table:table-cell></table:table-row><table:table-row table:style-name="TableRow115"><table:table-cell table:style-name="TableCell116"><text:p text:style-name="P117"><text:span text:style-name="T118">100<text:s/></text:span><text:span text:style-name="T119">→</text:span></text:p></table:table-cell><table:table-cell table:style-name="TableCell120"><text:p text:style-name="P121"/></table:table-cell></table:table-row></table:table><text:p text:style-name="Normal"/></draw:text-box><svg:title/><svg:desc/></draw:frame></text:span><text:span text:style-name="T122"><draw:frame draw:z-index="2" draw:id="id2" draw:style-name="a2" draw:name="Frame3" text:anchor-type="paragraph" svg:x="3.33898in" svg:y="0.01929in" svg:width="1.16875in" svg:height="0.14514in" style:rel-width="scale" style:rel-height="scale"><draw:text-box><table:table table:style-name="Table123"><table:table-columns><table:table-column table:style-name="TableColumn124"/><table:table-column table:style-name="TableColumn125"/></table:table-columns><table:table-row table:style-name="TableRow126"><table:table-cell table:style-name="TableCell127"><text:p text:style-name="P128"><text:span text:style-name="T129">x<text:s/></text:span><text:span text:style-name="T130">→</text:span></text:p></table:table-cell><table:table-cell table:style-name="TableCell131"><text:p text:style-name="P132"/></table:table-cell></table:table-row><table:table-row table:style-name="TableRow133"><table:table-cell table:style-name="TableCell134"><text:p text:style-name="P135"><text:span text:style-name="T136">0<text:s/></text:span><text:span text:style-name="T137">→</text:span></text:p></table:table-cell><table:table-cell table:style-name="TableCell138"><text:p text:style-name="P139"/></table:table-cell></table:table-row><table:table-row table:style-name="TableRow140"><table:table-cell table:style-name="TableCell141"><text:p text:style-name="P142"><text:span text:style-name="T143">1<text:s/></text:span><text:span text:style-name="T144">→</text:span></text:p></table:table-cell><table:table-cell table:style-name="TableCell145"><text:p text:style-name="P146">11</text:p></table:table-cell></table:table-row><table:table-row table:style-name="TableRow147"><table:table-cell table:style-name="TableCell148"><text:p text:style-name="P149"><text:span text:style-name="T150">2<text:s/></text:span><text:span text:style-name="T151">→</text:span></text:p></table:table-cell><table:table-cell table:style-name="TableCell152"><text:p text:style-name="P153"/></table:table-cell></table:table-row><table:table-row table:style-name="TableRow154"><table:table-cell table:style-name="TableCell155"><text:p text:style-name="P156"><text:span text:style-name="T157">3<text:s/></text:span><text:span text:style-name="T158">→</text:span></text:p></table:table-cell><table:table-cell table:style-name="TableCell159"><text:p text:style-name="P160">19</text:p></table:table-cell></table:table-row><table:table-row table:style-name="TableRow161"><table:table-cell table:style-name="TableCell162"><text:p text:style-name="P163"><text:span text:style-name="T164">5<text:s/></text:span><text:span text:style-name="T165">→</text:span></text:p></table:table-cell><table:table-cell table:style-name="TableCell166"><text:p text:style-name="P167"/></table:table-cell></table:table-row><table:table-row table:style-name="TableRow168"><table:table-cell table:style-name="TableCell169"><text:p text:style-name="P170"><text:span text:style-name="T171">10<text:s/></text:span><text:span text:style-name="T172">→</text:span></text:p></table:table-cell><table:table-cell table:style-name="TableCell173"><text:p text:style-name="P174"/></table:table-cell></table:table-row><table:table-row table:style-name="TableRow175"><table:table-cell table:style-name="TableCell176"><text:p text:style-name="P177"><text:span text:style-name="T178">100<text:s/></text:span><text:span text:style-name="T179">→</text:span></text:p></table:table-cell><table:table-cell table:style-name="TableCell180"><text:p text:style-name="P181"/></table:table-cell></table:table-row></table:table><text:p text:style-name="Normal"/></draw:text-box><svg:title/><svg:desc/></draw:frame></text:span><text:span text:style-name="T182"><draw:frame draw:z-index="3" draw:id="id3" draw:style-name="a3" draw:name="Frame4" text:anchor-type="paragraph" svg:x="4.88189in" svg:y="0.01929in" svg:width="1.16875in" svg:height="0.14514in" style:rel-width="scale" style:rel-height="scale"><draw:text-box><table:table table:style-name="Table183"><table:table-columns><table:table-column table:style-name="TableColumn184"/><table:table-column table:style-name="TableColumn185"/></table:table-columns><table:table-row table:style-name="TableRow186"><table:table-cell table:style-name="TableCell187"><text:p text:style-name="P188"><text:span text:style-name="T189">x<text:s/></text:span><text:span text:style-name="T190">→</text:span></text:p></table:table-cell><table:table-cell table:style-name="TableCell191"><text:p text:style-name="P192"/></table:table-cell></table:table-row><table:table-row table:style-name="TableRow193"><table:table-cell table:style-name="TableCell194"><text:p text:style-name="P195"><text:span text:style-name="T196">0<text:s/></text:span><text:span text:style-name="T197">→</text:span></text:p></table:table-cell><table:table-cell table:style-name="TableCell198"><text:p text:style-name="P199"/></table:table-cell></table:table-row><table:table-row table:style-name="TableRow200"><table:table-cell table:style-name="TableCell201"><text:p text:style-name="P202"><text:span text:style-name="T203">1<text:s/></text:span><text:span text:style-name="T204">→</text:span></text:p></table:table-cell><table:table-cell table:style-name="TableCell205"><text:p text:style-name="P206"/></table:table-cell></table:table-row><table:table-row table:style-name="TableRow207"><table:table-cell table:style-name="TableCell208"><text:p text:style-name="P209"><text:span text:style-name="T210">2<text:s/></text:span><text:span text:style-name="T211">→</text:span></text:p></table:table-cell><table:table-cell table:style-name="TableCell212"><text:p text:style-name="P213">4</text:p></table:table-cell></table:table-row><table:table-row table:style-name="TableRow214"><table:table-cell table:style-name="TableCell215"><text:p text:style-name="P216"><text:span text:style-name="T217">3<text:s/></text:span><text:span text:style-name="T218">→</text:span></text:p></table:table-cell><table:table-cell table:style-name="TableCell219"><text:p text:style-name="P220"/></table:table-cell></table:table-row><table:table-row table:style-name="TableRow221"><table:table-cell table:style-name="TableCell222"><text:p text:style-name="P223"><text:span text:style-name="T224">5<text:s/></text:span><text:span text:style-name="T225">→</text:span></text:p></table:table-cell><table:table-cell table:style-name="TableCell226"><text:p text:style-name="P227">13</text:p></table:table-cell></table:table-row><table:table-row table:style-name="TableRow228"><table:table-cell table:style-name="TableCell229"><text:p text:style-name="P230"><text:span text:style-name="T231">10<text:s/></text:span><text:span text:style-name="T232">→</text:span></text:p></table:table-cell><table:table-cell table:style-name="TableCell233"><text:p text:style-name="P234"/></table:table-cell></table:table-row><table:table-row table:style-name="TableRow235"><table:table-cell table:style-name="TableCell236"><text:p text:style-name="P237"><text:span text:style-name="T238">100<text:s/></text:span><text:span text:style-name="T239">→</text:span></text:p></table:table-cell><table:table-cell table:style-name="TableCell240"><text:p text:style-name="P241"/></table:table-cell></table:table-row></table:table><text:p text:style-name="Normal"/></draw:text-box><svg:title/><svg:desc/></draw:frame></text:span><text:span text:style-name="T242"><draw:frame draw:z-index="4" draw:id="id4" draw:style-name="a4" draw:name="Frame5" text:anchor-type="paragraph" svg:x="6.36339in" svg:y="0.01929in" svg:width="1.16875in" svg:height="0.14514in" style:rel-width="scale" style:rel-height="scale"><draw:text-box><table:table table:style-name="Table243"><table:table-columns><table:table-column table:style-name="TableColumn244"/><table:table-column table:style-name="TableColumn245"/></table:table-columns><table:table-row table:style-name="TableRow246"><table:table-cell table:style-name="TableCell247"><text:p text:style-name="P248"><text:span text:style-name="T249">x<text:s/></text:span><text:span text:style-name="T250">→</text:span></text:p></table:table-cell><table:table-cell table:style-name="TableCell251"><text:p text:style-name="P252"/></table:table-cell></table:table-row><table:table-row table:style-name="TableRow253"><table:table-cell table:style-name="TableCell254"><text:p text:style-name="P255"><text:span text:style-name="T256">0<text:s/></text:span><text:span text:style-name="T257">→</text:span></text:p></table:table-cell><table:table-cell table:style-name="TableCell258"><text:p text:style-name="P259"/></table:table-cell></table:table-row><table:table-row table:style-name="TableRow260"><table:table-cell table:style-name="TableCell261"><text:p text:style-name="P262"><text:span text:style-name="T263">1<text:s/></text:span><text:span text:style-name="T264">→</text:span></text:p></table:table-cell><table:table-cell table:style-name="TableCell265"><text:p text:style-name="P266">8</text:p></table:table-cell></table:table-row><table:table-row table:style-name="TableRow267"><table:table-cell table:style-name="TableCell268"><text:p text:style-name="P269"><text:span text:style-name="T270">2<text:s/></text:span><text:span text:style-name="T271">→</text:span></text:p></table:table-cell><table:table-cell table:style-name="TableCell272"><text:p text:style-name="P273"/></table:table-cell></table:table-row><table:table-row table:style-name="TableRow274"><table:table-cell table:style-name="TableCell275"><text:p text:style-name="P276"><text:span text:style-name="T277">3<text:s/></text:span><text:span text:style-name="T278">→</text:span></text:p></table:table-cell><table:table-cell table:style-name="TableCell279"><text:p text:style-name="P280"/></table:table-cell></table:table-row><table:table-row table:style-name="TableRow281"><table:table-cell table:style-name="TableCell282"><text:p text:style-name="P283"><text:span text:style-name="T284">5<text:s/></text:span><text:span text:style-name="T285">→</text:span></text:p></table:table-cell><table:table-cell table:style-name="TableCell286"><text:p text:style-name="P287"/></table:table-cell></table:table-row><table:table-row table:style-name="TableRow288"><table:table-cell table:style-name="TableCell289"><text:p text:style-name="P290"><text:span text:style-name="T291">10<text:s/></text:span><text:span text:style-name="T292">→</text:span></text:p></table:table-cell><table:table-cell table:style-name="TableCell293"><text:p text:style-name="P294">53</text:p></table:table-cell></table:table-row><table:table-row table:style-name="TableRow295"><table:table-cell table:style-name="TableCell296"><text:p text:style-name="P297"><text:span text:style-name="T298">100<text:s/></text:span><text:span text:style-name="T299">→</text:span></text:p></table:table-cell><table:table-cell table:style-name="TableCell300"><text:p text:style-name="P301"/></table:table-cell></table:table-row></table:table><text:p text:style-name="Normal"/></draw:text-box><svg:title/><svg:desc/></draw:frame></text:span></text:p>
      <text:p text:style-name="P302"/>
      <text:p text:style-name="P303">Write down any rules you find which help you to solve these problems.</text:p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Standard"><text:span text:style-name="T312">2) Each of the following sequences is</text:span><text:span text:style-name="T313"><text:s/>based on a rule “n</text:span><text:span text:style-name="T314">th<text:s/></text:span><text:span text:style-name="T315">term = an<text:s/></text:span><text:span text:style-name="T316">±</text:span><text:span text:style-name="T317"><text:s text:c="2"/>b”, where a and b are numbers you need to work out.</text:span></text:p>
      <text:p text:style-name="Standard"><text:span text:style-name="T318">Complete the missing terms in each sequence, and work out the rule for the n</text:span><text:span text:style-name="T319">th</text:span><text:span text:style-name="T320"><text:s/>term of the sequence</text:span></text:p>
      <text:p text:style-name="P321"/>
      <text:p text:style-name="Standard"><text:span text:style-name="T322"><draw:frame draw:z-index="5" draw:id="id5" draw:style-name="a5" draw:name="Frame6" text:anchor-type="paragraph" svg:x="1.86181in" svg:y="0.01654in" svg:width="5.20486in" svg:height="0.14514in" style:rel-width="scale" style:rel-height="scale"><draw:text-box><table:table table:style-name="Table323"><table:table-columns><table:table-column table:style-name="TableColumn324"/><table:table-column table:style-name="TableColumn325"/><table:table-column table:style-name="TableColumn326"/><table:table-column table:style-name="TableColumn327"/><table:table-column table:style-name="TableColumn328"/><table:table-column table:style-name="TableColumn329"/><table:table-column table:style-name="TableColumn330"/><table:table-column table:style-name="TableColumn331"/><table:table-column table:style-name="TableColumn332"/><table:table-column table:style-name="TableColumn333"/><table:table-column table:style-name="TableColumn334"/></table:table-columns><table:table-row table:style-name="TableRow335"><table:table-cell table:style-name="TableCell336"><text:p text:style-name="P337">Term No:</text:p></table:table-cell><table:table-cell table:style-name="TableCell338"><text:p text:style-name="Standard"><text:span text:style-name="T339">1</text:span><text:span text:style-name="T340">st</text:span></text:p></table:table-cell><table:table-cell table:style-name="TableCell341"><text:p text:style-name="Standard"><text:span text:style-name="T342">2</text:span><text:span text:style-name="T343">nd</text:span></text:p></table:table-cell><table:table-cell table:style-name="TableCell344"><text:p text:style-name="Standard"><text:span text:style-name="T345">3</text:span><text:span text:style-name="T346">rd</text:span></text:p></table:table-cell><table:table-cell table:style-name="TableCell347"><text:p text:style-name="Standard"><text:span text:style-name="T348">4</text:span><text:span text:style-name="T349">th</text:span></text:p></table:table-cell><table:table-cell table:style-name="TableCell350"><text:p text:style-name="Standard"><text:span text:style-name="T351">5</text:span><text:span text:style-name="T352">th</text:span></text:p></table:table-cell><table:table-cell table:style-name="TableCell353"><text:p text:style-name="Standard"><text:span text:style-name="T354">6</text:span><text:span text:style-name="T355">th</text:span></text:p></table:table-cell><table:table-cell table:style-name="TableCell356"><text:p text:style-name="Standard"><text:span text:style-name="T357">7</text:span><text:span text:style-name="T358">th</text:span></text:p></table:table-cell><table:table-cell table:style-name="TableCell359"><text:p text:style-name="Standard"><text:span text:style-name="T360">10</text:span><text:span text:style-name="T361">th</text:span></text:p></table:table-cell><table:table-cell table:style-name="TableCell362"><text:p text:style-name="Standard"><text:span text:style-name="T363">100</text:span><text:span text:style-name="T364">th</text:span></text:p></table:table-cell><table:table-cell table:style-name="TableCell365"><text:p text:style-name="Standard"><text:span text:style-name="T366">n</text:span><text:span text:style-name="T367">th</text:span></text:p></table:table-cell></table:table-row><table:table-row table:style-name="TableRow368"><table:table-cell table:style-name="TableCell369"><text:p text:style-name="P370">Term:</text:p></table:table-cell><table:table-cell table:style-name="TableCell371"><text:p text:style-name="P372">2</text:p></table:table-cell><table:table-cell table:style-name="TableCell373"><text:p text:style-name="P374">5</text:p></table:table-cell><table:table-cell table:style-name="TableCell375"><text:p text:style-name="P376">8</text:p></table:table-cell><table:table-cell table:style-name="TableCell377"><text:p text:style-name="P378">11</text:p></table:table-cell><table:table-cell table:style-name="TableCell379"><text:p text:style-name="P380">14</text:p></table:table-cell><table:table-cell table:style-name="TableCell381"><text:p text:style-name="P382"/></table:table-cell><table:table-cell table:style-name="TableCell383"><text:p text:style-name="P384"/></table:table-cell><table:table-cell table:style-name="TableCell385"><text:p text:style-name="P386"/></table:table-cell><table:table-cell table:style-name="TableCell387"><text:p text:style-name="P388"/></table:table-cell><table:table-cell table:style-name="TableCell389"><text:p text:style-name="P390"/></table:table-cell></table:table-row></table:table><text:p text:style-name="Normal"/></draw:text-box><svg:title/><svg:desc/></draw:frame></text:span><text:span text:style-name="T391">(a)</text:span></text:p>
      <text:p text:style-name="P392"/>
      <text:p text:style-name="P393"/>
      <text:p text:style-name="Standard"><text:span text:style-name="T394"><draw:frame draw:z-index="6" draw:id="id6" draw:style-name="a6" draw:name="Frame7" text:anchor-type="paragraph" svg:x="1.84921in" svg:y="0.04016in" svg:width="5.20486in" svg:height="0.14514in" style:rel-width="scale" style:rel-height="scale"><draw:text-box><table:table table:style-name="Table395"><table:table-columns><table:table-column table:style-name="TableColumn396"/><table:table-column table:style-name="TableColumn397"/><table:table-column table:style-name="TableColumn398"/><table:table-column table:style-name="TableColumn399"/><table:table-column table:style-name="TableColumn400"/><table:table-column table:style-name="TableColumn401"/><table:table-column table:style-name="TableColumn402"/><table:table-column table:style-name="TableColumn403"/><table:table-column table:style-name="TableColumn404"/><table:table-column table:style-name="TableColumn405"/><table:table-column table:style-name="TableColumn406"/></table:table-columns><table:table-row table:style-name="TableRow407"><table:table-cell table:style-name="TableCell408"><text:p text:style-name="P409">Term No:</text:p></table:table-cell><table:table-cell table:style-name="TableCell410"><text:p text:style-name="Standard"><text:span text:style-name="T411">1</text:span><text:span text:style-name="T412">st</text:span></text:p></table:table-cell><table:table-cell table:style-name="TableCell413"><text:p text:style-name="Standard"><text:span text:style-name="T414">2</text:span><text:span text:style-name="T415">nd</text:span></text:p></table:table-cell><table:table-cell table:style-name="TableCell416"><text:p text:style-name="Standard"><text:span text:style-name="T417">3</text:span><text:span text:style-name="T418">rd</text:span></text:p></table:table-cell><table:table-cell table:style-name="TableCell419"><text:p text:style-name="Standard"><text:span text:style-name="T420">4</text:span><text:span text:style-name="T421">th</text:span></text:p></table:table-cell><table:table-cell table:style-name="TableCell422"><text:p text:style-name="Standard"><text:span text:style-name="T423">5</text:span><text:span text:style-name="T424">th</text:span></text:p></table:table-cell><table:table-cell table:style-name="TableCell425"><text:p text:style-name="Standard"><text:span text:style-name="T426">6</text:span><text:span text:style-name="T427">th</text:span></text:p></table:table-cell><table:table-cell table:style-name="TableCell428"><text:p text:style-name="Standard"><text:span text:style-name="T429">7</text:span><text:span text:style-name="T430">th</text:span></text:p></table:table-cell><table:table-cell table:style-name="TableCell431"><text:p text:style-name="Standard"><text:span text:style-name="T432">10</text:span><text:span text:style-name="T433">th</text:span></text:p></table:table-cell><table:table-cell table:style-name="TableCell434"><text:p text:style-name="Standard"><text:span text:style-name="T435">100</text:span><text:span text:style-name="T436">th</text:span></text:p></table:table-cell><table:table-cell table:style-name="TableCell437"><text:p text:style-name="Standard"><text:span text:style-name="T438">n</text:span><text:span text:style-name="T439">th</text:span></text:p></table:table-cell></table:table-row><table:table-row table:style-name="TableRow440"><table:table-cell table:style-name="TableCell441"><text:p text:style-name="P442">Term:</text:p></table:table-cell><table:table-cell table:style-name="TableCell443"><text:p text:style-name="P444">7</text:p></table:table-cell><table:table-cell table:style-name="TableCell445"><text:p text:style-name="P446">11</text:p></table:table-cell><table:table-cell table:style-name="TableCell447"><text:p text:style-name="P448">15</text:p></table:table-cell><table:table-cell table:style-name="TableCell449"><text:p text:style-name="P450">19</text:p></table:table-cell><table:table-cell table:style-name="TableCell451"><text:p text:style-name="P452">23</text:p></table:table-cell><table:table-cell table:style-name="TableCell453"><text:p text:style-name="P454"/></table:table-cell><table:table-cell table:style-name="TableCell455"><text:p text:style-name="P456"/></table:table-cell><table:table-cell table:style-name="TableCell457"><text:p text:style-name="P458"/></table:table-cell><table:table-cell table:style-name="TableCell459"><text:p text:style-name="P460"/></table:table-cell><table:table-cell table:style-name="TableCell461"><text:p text:style-name="P462"/></table:table-cell></table:table-row></table:table><text:p text:style-name="Normal"/></draw:text-box><svg:title/><svg:desc/></draw:frame></text:span><text:span text:style-name="T463">(b)</text:span></text:p>
      <text:p text:style-name="P464"/>
      <text:p text:style-name="P465"/>
      <text:p text:style-name="Standard"><text:span text:style-name="T466"><draw:frame draw:z-index="7" draw:id="id7" draw:style-name="a7" draw:name="Frame8" text:anchor-type="paragraph" svg:x="1.84921in" svg:y="0.03071in" svg:width="5.20486in" svg:height="0.14514in" style:rel-width="scale" style:rel-height="scale"><draw:text-box><table:table table:style-name="Table467"><table:table-columns><table:table-column table:style-name="TableColumn468"/><table:table-column table:style-name="TableColumn469"/><table:table-column table:style-name="TableColumn470"/><table:table-column table:style-name="TableColumn471"/><table:table-column table:style-name="TableColumn472"/><table:table-column table:style-name="TableColumn473"/><table:table-column table:style-name="TableColumn474"/><table:table-column table:style-name="TableColumn475"/><table:table-column table:style-name="TableColumn476"/><table:table-column table:style-name="TableColumn477"/><table:table-column table:style-name="TableColumn478"/></table:table-columns><table:table-row table:style-name="TableRow479"><table:table-cell table:style-name="TableCell480"><text:p text:style-name="P481">Term No:</text:p></table:table-cell><table:table-cell table:style-name="TableCell482"><text:p text:style-name="Standard"><text:span text:style-name="T483">1</text:span><text:span text:style-name="T484">st</text:span></text:p></table:table-cell><table:table-cell table:style-name="TableCell485"><text:p text:style-name="Standard"><text:span text:style-name="T486">2</text:span><text:span text:style-name="T487">nd</text:span></text:p></table:table-cell><table:table-cell table:style-name="TableCell488"><text:p text:style-name="Standard"><text:span text:style-name="T489">3</text:span><text:span text:style-name="T490">rd</text:span></text:p></table:table-cell><table:table-cell table:style-name="TableCell491"><text:p text:style-name="Standard"><text:span text:style-name="T492">4</text:span><text:span text:style-name="T493">th</text:span></text:p></table:table-cell><table:table-cell table:style-name="TableCell494"><text:p text:style-name="Standard"><text:span text:style-name="T495">5</text:span><text:span text:style-name="T496">th</text:span></text:p></table:table-cell><table:table-cell table:style-name="TableCell497"><text:p text:style-name="Standard"><text:span text:style-name="T498">6</text:span><text:span text:style-name="T499">th</text:span></text:p></table:table-cell><table:table-cell table:style-name="TableCell500"><text:p text:style-name="Standard"><text:span text:style-name="T501">7</text:span><text:span text:style-name="T502">th</text:span></text:p></table:table-cell><table:table-cell table:style-name="TableCell503"><text:p text:style-name="Standard"><text:span text:style-name="T504">10</text:span><text:span text:style-name="T505">th</text:span></text:p></table:table-cell><table:table-cell table:style-name="TableCell506"><text:p text:style-name="Standard"><text:span text:style-name="T507">100</text:span><text:span text:style-name="T508">th</text:span></text:p></table:table-cell><table:table-cell table:style-name="TableCell509"><text:p text:style-name="Standard"><text:span text:style-name="T510">n</text:span><text:span text:style-name="T511">th</text:span></text:p></table:table-cell></table:table-row><table:table-row table:style-name="TableRow512"><table:table-cell table:style-name="TableCell513"><text:p text:style-name="P514">Term:</text:p></table:table-cell><table:table-cell table:style-name="TableCell515"><text:p text:style-name="P516">5</text:p></table:table-cell><table:table-cell table:style-name="TableCell517"><text:p text:style-name="P518">12</text:p></table:table-cell><table:table-cell table:style-name="TableCell519"><text:p text:style-name="P520">19</text:p></table:table-cell><table:table-cell table:style-name="TableCell521"><text:p text:style-name="P522">26</text:p></table:table-cell><table:table-cell table:style-name="TableCell523"><text:p text:style-name="P524">33</text:p></table:table-cell><table:table-cell table:style-name="TableCell525"><text:p text:style-name="P526"/></table:table-cell><table:table-cell table:style-name="TableCell527"><text:p text:style-name="P528"/></table:table-cell><table:table-cell table:style-name="TableCell529"><text:p text:style-name="P530"/></table:table-cell><table:table-cell table:style-name="TableCell531"><text:p text:style-name="P532"/></table:table-cell><table:table-cell table:style-name="TableCell533"><text:p text:style-name="P534"/></table:table-cell></table:table-row></table:table><text:p text:style-name="Normal"/></draw:text-box><svg:title/><svg:desc/></draw:frame></text:span><text:span text:style-name="T535">(c)</text:span></text:p>
      <text:p text:style-name="P536"><text:s/></text:p>
      <text:p text:style-name="P537"/>
      <text:p text:style-name="P538"/>
      <text:p text:style-name="P539"/>
      <text:p text:style-name="P540"/>
      <text:p text:style-name="P541">3) <text:s/>For each of the following sequences, write down the first 5 terms and the 100th term.</text:p>
      <text:p text:style-name="P542"/>
      <text:p text:style-name="P543">(a) nth term = 3n<text:s/>-<text:s/>2<text:tab/>(b) nth term = 4n + 5<text:tab/>(c) nth term = 13 – 4n</text:p>
      <text:p text:style-name="P544"/>
      <text:p text:style-name="P545"/>
      <text:p text:style-name="P546"/>
      <text:p text:style-name="P547">4) Find the nth term for each of the following sequences:</text:p>
      <text:p text:style-name="P548">(a) <text:s/>2, <text:s/>5, <text:s/>8, <text:s/>11, <text:s/>14, <text:s/>...<text:tab/>(b) <text:s/>1, <text:s/>5, <text:s/>9, <text:s/>13, <text:s/>17, <text:s/>...<text:tab/>(c) <text:s/>1, <text:s/>3, <text:s/>5, <text:s/>7, <text:s/>9, <text:s/>...</text:p>
      <text:p text:style-name="P549">(d) <text:s/>23, <text:s/>18, <text:s/>13, <text:s/>8, <text:s/>3, <text:s/>...<text:tab/>(e) <text:s/>2, 6, 10, 14, 18, …<text:tab/>(f) <text:s/>31, 27, 23, 19, 15, …</text:p>
      <text:p text:style-name="P550">(g) <text:s/>10, 4, -2, -8, -14<text:tab/>(h) <text:s/>-5, -1, 3, 7, 11<text:tab/>(i) <text:s/>-1, -4, -7, -10, -13</text:p>
      <text:p text:style-name="P5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MS Sans Serif" svg:font-family="MS Sans Serif" style:font-family-generic="swiss" style:font-pitch="variable"/>
    <style:font-face style:name="Arial" svg:font-family="Arial" style:font-family-generic="swiss" style:font-pitch="variable" svg:panose-1="2 11 6 4 2 2 2 2 2 4"/>
    <style:font-face style:name="Wingdings, Symbol" style:font-charset="x-symbol" svg:font-family="Wingdings, 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MS Sans Serif" style:font-name-asian="Times New Roman" style:font-name-complex="Times New Roma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909in" fo:margin-bottom="0.3937in" fo:margin-right="0.62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bles and Sequences</dc:title>
    <meta:initial-creator>OXFORD HIGH SCHOOL</meta:initial-creator>
    <dc:creator>Araya.Eamrurksiri</dc:creator>
    <meta:creation-date>2000-01-10T22:26:00Z</meta:creation-date>
    <dc:date>2018-01-16T03:18:00Z</dc:date>
    <meta:print-date>2000-01-10T22:35:00Z</meta:print-date>
    <meta:template xlink:href="Normal" xlink:type="simple"/>
    <meta:editing-cycles>6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6" meta:character-count="982" meta:row-count="6" meta:non-whitespace-character-count="837"/>
  </office:meta>
</office:document-meta>
</file>